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 style:data-style-name="N121">
      <style:table-cell-properties fo:background-color="#00000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 fo:margin-left="0in"/>
      <style:text-properties style:text-position=""/>
    </style:style>
    <style:style style:name="ce3" style:family="table-cell" style:parent-style-name="Default" style:data-style-name="N121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8pt" style:font-size-asian="18pt" style:font-size-complex="18pt"/>
    </style:style>
    <style:style style:name="ce4" style:family="table-cell" style:parent-style-name="Default" style:data-style-name="N121">
      <style:table-cell-properties fo:background-color="#00000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 fo:margin-left="0in"/>
      <style:text-properties fo:font-size="18pt" style:font-size-asian="18pt" style:font-size-complex="18pt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table:style-name="ce1" table:formula="of:=[Sheet2.A1]" office:value-type="float" office:value="0">
            <text:p>0.000</text:p>
          </table:table-cell>
          <table:table-cell table:style-name="ce1" table:formula="of:=[Sheet2.A5]" office:value-type="float" office:value="4">
            <text:p>4.000</text:p>
          </table:table-cell>
          <table:table-cell table:style-name="ce1" table:formula="of:=[Sheet2.A9]" office:value-type="float" office:value="8">
            <text:p>8.000</text:p>
          </table:table-cell>
          <table:table-cell table:style-name="ce1" table:formula="of:=[Sheet2.A13]" office:value-type="float" office:value="12">
            <text:p>12.000</text:p>
          </table:table-cell>
          <table:table-cell table:style-name="ce2"/>
          <table:table-cell table:style-name="ce1" table:formula="of:=[Sheet2.A21]" office:value-type="float" office:value="20">
            <text:p>20.000</text:p>
          </table:table-cell>
          <table:table-cell table:style-name="ce1" table:formula="of:=[Sheet2.A25]" office:value-type="float" office:value="24">
            <text:p>24.000</text:p>
          </table:table-cell>
          <table:table-cell table:style-name="ce1" table:formula="of:=[Sheet2.A29]" office:value-type="float" office:value="28">
            <text:p>28.000</text:p>
          </table:table-cell>
          <table:table-cell table:style-name="ce1" table:formula="of:=[Sheet2.A33]" office:value-type="float" office:value="32">
            <text:p>32.000</text:p>
          </table:table-cell>
          <table:table-cell table:style-name="ce1" table:formula="of:=[Sheet2.A37]" office:value-type="float" office:value="36">
            <text:p>36.000</text:p>
          </table:table-cell>
          <table:table-cell table:style-name="ce2"/>
          <table:table-cell table:style-name="ce1" table:formula="of:=[Sheet2.A45]" office:value-type="float" office:value="44">
            <text:p>44.000</text:p>
          </table:table-cell>
          <table:table-cell table:style-name="ce1" table:formula="of:=[Sheet2.A49]" office:value-type="float" office:value="48">
            <text:p>48.000</text:p>
          </table:table-cell>
          <table:table-cell table:style-name="ce1" table:formula="of:=[Sheet2.A53]" office:value-type="float" office:value="52">
            <text:p>52.000</text:p>
          </table:table-cell>
          <table:table-cell table:style-name="ce2"/>
          <table:table-cell table:style-name="ce1" table:formula="of:=[Sheet2.A61]" office:value-type="float" office:value="60">
            <text:p>60.000</text:p>
          </table:table-cell>
        </table:table-row>
        <table:table-row table:style-name="ro1">
          <table:table-cell table:style-name="ce2" table:number-columns-repeated="2"/>
          <table:table-cell table:style-name="ce1" table:formula="of:=[Sheet2.A10]" office:value-type="float" office:value="9">
            <text:p>9.000</text:p>
          </table:table-cell>
          <table:table-cell table:style-name="ce1" table:formula="of:=[Sheet2.A14]" office:value-type="float" office:value="13">
            <text:p>13.000</text:p>
          </table:table-cell>
          <table:table-cell table:style-name="ce2"/>
          <table:table-cell table:style-name="ce1" table:formula="of:=[Sheet2.A22]" office:value-type="float" office:value="21">
            <text:p>21.000</text:p>
          </table:table-cell>
          <table:table-cell table:style-name="ce2" table:number-columns-repeated="2"/>
          <table:table-cell table:style-name="ce1" table:formula="of:=[Sheet2.A34]" office:value-type="float" office:value="33">
            <text:p>33.000</text:p>
          </table:table-cell>
          <table:table-cell table:style-name="ce2"/>
          <table:table-cell table:style-name="ce1" table:formula="of:=[Sheet2.A42]" office:value-type="float" office:value="41">
            <text:p>41.000</text:p>
          </table:table-cell>
          <table:table-cell table:style-name="ce2"/>
          <table:table-cell table:style-name="ce1" table:formula="of:=[Sheet2.A50]" office:value-type="float" office:value="49">
            <text:p>49.000</text:p>
          </table:table-cell>
          <table:table-cell table:style-name="ce2" table:number-columns-repeated="3"/>
        </table:table-row>
        <table:table-row table:style-name="ro1">
          <table:table-cell table:style-name="ce2"/>
          <table:table-cell table:style-name="ce1" table:formula="of:=[Sheet2.A7]" office:value-type="float" office:value="6">
            <text:p>6.000</text:p>
          </table:table-cell>
          <table:table-cell table:style-name="ce1" table:formula="of:=[Sheet2.A11]" office:value-type="float" office:value="10">
            <text:p>10.000</text:p>
          </table:table-cell>
          <table:table-cell table:style-name="ce1" table:formula="of:=[Sheet2.A15]" office:value-type="float" office:value="14">
            <text:p>14.000</text:p>
          </table:table-cell>
          <table:table-cell table:style-name="ce2"/>
          <table:table-cell table:style-name="ce1" table:formula="of:=[Sheet2.A23]" office:value-type="float" office:value="22">
            <text:p>22.000</text:p>
          </table:table-cell>
          <table:table-cell table:style-name="ce2" table:number-columns-repeated="2"/>
          <table:table-cell table:style-name="ce1" table:formula="of:=[Sheet2.A35]" office:value-type="float" office:value="34">
            <text:p>34.000</text:p>
          </table:table-cell>
          <table:table-cell table:style-name="ce1" table:formula="of:=[Sheet2.A39]" office:value-type="float" office:value="38">
            <text:p>38.000</text:p>
          </table:table-cell>
          <table:table-cell table:style-name="ce1" table:formula="of:=[Sheet2.A43]" office:value-type="float" office:value="42">
            <text:p>42.000</text:p>
          </table:table-cell>
          <table:table-cell table:style-name="ce1" table:formula="of:=[Sheet2.A47]" office:value-type="float" office:value="46">
            <text:p>46.000</text:p>
          </table:table-cell>
          <table:table-cell table:style-name="ce1" table:formula="of:=[Sheet2.A51]" office:value-type="float" office:value="50">
            <text:p>50.000</text:p>
          </table:table-cell>
          <table:table-cell table:style-name="ce2" table:number-columns-repeated="2"/>
          <table:table-cell table:style-name="ce1" table:formula="of:=[Sheet2.A63]" office:value-type="float" office:value="62">
            <text:p>62.000</text:p>
          </table:table-cell>
        </table:table-row>
        <table:table-row table:style-name="ro1">
          <table:table-cell table:style-name="ce1" table:formula="of:=[Sheet2.A4]" office:value-type="float" office:value="3">
            <text:p>3.000</text:p>
          </table:table-cell>
          <table:table-cell table:style-name="ce1" table:formula="of:=[Sheet2.A8]" office:value-type="float" office:value="7">
            <text:p>7.000</text:p>
          </table:table-cell>
          <table:table-cell table:style-name="ce2"/>
          <table:table-cell table:style-name="ce1" table:formula="of:=[Sheet2.A16]" office:value-type="float" office:value="15">
            <text:p>15.000</text:p>
          </table:table-cell>
          <table:table-cell table:style-name="ce1" table:formula="of:=[Sheet2.A20]" office:value-type="float" office:value="19">
            <text:p>19.000</text:p>
          </table:table-cell>
          <table:table-cell table:style-name="ce1" table:formula="of:=[Sheet2.A24]" office:value-type="float" office:value="23">
            <text:p>23.000</text:p>
          </table:table-cell>
          <table:table-cell table:style-name="ce2"/>
          <table:table-cell table:style-name="ce1" table:formula="of:=[Sheet2.A32]" office:value-type="float" office:value="31">
            <text:p>31.000</text:p>
          </table:table-cell>
          <table:table-cell table:style-name="ce1" table:formula="of:=[Sheet2.A36]" office:value-type="float" office:value="35">
            <text:p>35.000</text:p>
          </table:table-cell>
          <table:table-cell table:style-name="ce1" table:formula="of:=[Sheet2.A40]" office:value-type="float" office:value="39">
            <text:p>39.000</text:p>
          </table:table-cell>
          <table:table-cell table:style-name="ce1" table:formula="of:=[Sheet2.A44]" office:value-type="float" office:value="43">
            <text:p>43.000</text:p>
          </table:table-cell>
          <table:table-cell table:style-name="ce2"/>
          <table:table-cell table:style-name="ce1" table:formula="of:=[Sheet2.A52]" office:value-type="float" office:value="51">
            <text:p>51.000</text:p>
          </table:table-cell>
          <table:table-cell table:style-name="ce1" table:formula="of:=[Sheet2.A56]" office:value-type="float" office:value="55">
            <text:p>55.000</text:p>
          </table:table-cell>
          <table:table-cell table:style-name="ce1" table:formula="of:=[Sheet2.A60]" office:value-type="float" office:value="59">
            <text:p>59.000</text:p>
          </table:table-cell>
          <table:table-cell table:style-name="ce1" table:formula="of:=[Sheet2.A64]" office:value-type="float" office:value="63">
            <text:p>63.000</text:p>
          </table:table-cell>
        </table:table-row>
        <table:table-row table:style-name="ro2" table:number-rows-repeated="7">
          <table:table-cell table:number-columns-repeated="16"/>
        </table:table-row>
        <table:table-row table:style-name="ro2">
          <table:table-cell table:number-columns-repeated="3"/>
          <table:table-cell office:value-type="string">
            <text:p><text:s/>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number-columns-repeated="2" table:default-cell-style-name="Default"/>
        <table:table-row table:style-name="ro2">
          <table:table-cell office:value-type="float" office:value="0">
            <text:p>0</text:p>
          </table:table-cell>
          <table:table-cell office:value-type="string">
            <text:p>← Paste utilities here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16" table:default-cell-style-name="Default"/>
        <table:table-row table:style-name="ro1">
          <table:table-cell table:style-name="ce3" table:formula="of:=[Sheet4.A1]" office:value-type="string" office:string-value="↑">
            <text:p>↑</text:p>
          </table:table-cell>
          <table:table-cell table:style-name="ce3" table:formula="of:=[Sheet4.A5]" office:value-type="string" office:string-value="↑">
            <text:p>↑</text:p>
          </table:table-cell>
          <table:table-cell table:style-name="ce3" table:formula="of:=[Sheet4.A9]" office:value-type="string" office:string-value="↑">
            <text:p>↑</text:p>
          </table:table-cell>
          <table:table-cell table:style-name="ce3" table:formula="of:=[Sheet4.A13]" office:value-type="string" office:string-value="↑">
            <text:p>↑</text:p>
          </table:table-cell>
          <table:table-cell table:style-name="ce4"/>
          <table:table-cell table:style-name="ce3" table:formula="of:=[Sheet4.A21]" office:value-type="string" office:string-value="↑">
            <text:p>↑</text:p>
          </table:table-cell>
          <table:table-cell table:style-name="ce3" table:formula="of:=[Sheet4.A25]" office:value-type="string" office:string-value="↑">
            <text:p>↑</text:p>
          </table:table-cell>
          <table:table-cell table:style-name="ce3" table:formula="of:=[Sheet4.A29]" office:value-type="string" office:string-value="↑">
            <text:p>↑</text:p>
          </table:table-cell>
          <table:table-cell table:style-name="ce3" table:formula="of:=[Sheet4.A33]" office:value-type="string" office:string-value="↑">
            <text:p>↑</text:p>
          </table:table-cell>
          <table:table-cell table:style-name="ce3" table:formula="of:=[Sheet4.A37]" office:value-type="string" office:string-value="↑">
            <text:p>↑</text:p>
          </table:table-cell>
          <table:table-cell table:style-name="ce4"/>
          <table:table-cell table:style-name="ce3" table:formula="of:=[Sheet4.A45]" office:value-type="string" office:string-value="↑">
            <text:p>↑</text:p>
          </table:table-cell>
          <table:table-cell table:style-name="ce3" table:formula="of:=[Sheet4.A49]" office:value-type="string" office:string-value="↑">
            <text:p>↑</text:p>
          </table:table-cell>
          <table:table-cell table:style-name="ce3" table:formula="of:=[Sheet4.A53]" office:value-type="string" office:string-value="↑">
            <text:p>↑</text:p>
          </table:table-cell>
          <table:table-cell table:style-name="ce4"/>
          <table:table-cell table:style-name="ce3" table:formula="of:=[Sheet4.A61]" office:value-type="string" office:string-value="↑">
            <text:p>↑</text:p>
          </table:table-cell>
        </table:table-row>
        <table:table-row table:style-name="ro1">
          <table:table-cell table:style-name="ce4" table:number-columns-repeated="2"/>
          <table:table-cell table:style-name="ce3" table:formula="of:=[Sheet4.A10]" office:value-type="string" office:string-value="↑">
            <text:p>↑</text:p>
          </table:table-cell>
          <table:table-cell table:style-name="ce3" table:formula="of:=[Sheet4.A14]" office:value-type="string" office:string-value="↑">
            <text:p>↑</text:p>
          </table:table-cell>
          <table:table-cell table:style-name="ce4"/>
          <table:table-cell table:style-name="ce3" table:formula="of:=[Sheet4.A22]" office:value-type="string" office:string-value="↑">
            <text:p>↑</text:p>
          </table:table-cell>
          <table:table-cell table:style-name="ce4" table:number-columns-repeated="2"/>
          <table:table-cell table:style-name="ce3" table:formula="of:=[Sheet4.A34]" office:value-type="string" office:string-value="↑">
            <text:p>↑</text:p>
          </table:table-cell>
          <table:table-cell table:style-name="ce4"/>
          <table:table-cell table:style-name="ce3" table:formula="of:=[Sheet4.A42]" office:value-type="string" office:string-value="↑">
            <text:p>↑</text:p>
          </table:table-cell>
          <table:table-cell table:style-name="ce4"/>
          <table:table-cell table:style-name="ce3" table:formula="of:=[Sheet4.A50]" office:value-type="string" office:string-value="↑">
            <text:p>↑</text:p>
          </table:table-cell>
          <table:table-cell table:style-name="ce4" table:number-columns-repeated="3"/>
        </table:table-row>
        <table:table-row table:style-name="ro1">
          <table:table-cell table:style-name="ce4"/>
          <table:table-cell table:style-name="ce3" table:formula="of:=[Sheet4.A7]" office:value-type="string" office:string-value="↑">
            <text:p>↑</text:p>
          </table:table-cell>
          <table:table-cell table:style-name="ce3" table:formula="of:=[Sheet4.A11]" office:value-type="string" office:string-value="↑">
            <text:p>↑</text:p>
          </table:table-cell>
          <table:table-cell table:style-name="ce3" table:formula="of:=[Sheet4.A15]" office:value-type="string" office:string-value="↑">
            <text:p>↑</text:p>
          </table:table-cell>
          <table:table-cell table:style-name="ce4"/>
          <table:table-cell table:style-name="ce3" table:formula="of:=[Sheet4.A23]" office:value-type="string" office:string-value="↑">
            <text:p>↑</text:p>
          </table:table-cell>
          <table:table-cell table:style-name="ce4" table:number-columns-repeated="2"/>
          <table:table-cell table:style-name="ce3" table:formula="of:=[Sheet4.A35]" office:value-type="string" office:string-value="↑">
            <text:p>↑</text:p>
          </table:table-cell>
          <table:table-cell table:style-name="ce3" table:formula="of:=[Sheet4.A39]" office:value-type="string" office:string-value="↑">
            <text:p>↑</text:p>
          </table:table-cell>
          <table:table-cell table:style-name="ce3" table:formula="of:=[Sheet4.A43]" office:value-type="string" office:string-value="↑">
            <text:p>↑</text:p>
          </table:table-cell>
          <table:table-cell table:style-name="ce3" table:formula="of:=[Sheet4.A47]" office:value-type="string" office:string-value="↑">
            <text:p>↑</text:p>
          </table:table-cell>
          <table:table-cell table:style-name="ce3" table:formula="of:=[Sheet4.A51]" office:value-type="string" office:string-value="↑">
            <text:p>↑</text:p>
          </table:table-cell>
          <table:table-cell table:style-name="ce4" table:number-columns-repeated="2"/>
          <table:table-cell table:style-name="ce3" table:formula="of:=[Sheet4.A63]" office:value-type="string" office:string-value="↑">
            <text:p>↑</text:p>
          </table:table-cell>
        </table:table-row>
        <table:table-row table:style-name="ro1">
          <table:table-cell table:style-name="ce3" table:formula="of:=[Sheet4.A4]" office:value-type="string" office:string-value="↑">
            <text:p>↑</text:p>
          </table:table-cell>
          <table:table-cell table:style-name="ce3" table:formula="of:=[Sheet4.A8]" office:value-type="string" office:string-value="↑">
            <text:p>↑</text:p>
          </table:table-cell>
          <table:table-cell table:style-name="ce4"/>
          <table:table-cell table:style-name="ce3" table:formula="of:=[Sheet4.A16]" office:value-type="string" office:string-value="↑">
            <text:p>↑</text:p>
          </table:table-cell>
          <table:table-cell table:style-name="ce3" table:formula="of:=[Sheet4.A20]" office:value-type="string" office:string-value="↑">
            <text:p>↑</text:p>
          </table:table-cell>
          <table:table-cell table:style-name="ce3" table:formula="of:=[Sheet4.A24]" office:value-type="string" office:string-value="↑">
            <text:p>↑</text:p>
          </table:table-cell>
          <table:table-cell table:style-name="ce4"/>
          <table:table-cell table:style-name="ce3" table:formula="of:=[Sheet4.A32]" office:value-type="string" office:string-value="↑">
            <text:p>↑</text:p>
          </table:table-cell>
          <table:table-cell table:style-name="ce3" table:formula="of:=[Sheet4.A36]" office:value-type="string" office:string-value="↑">
            <text:p>↑</text:p>
          </table:table-cell>
          <table:table-cell table:style-name="ce3" table:formula="of:=[Sheet4.A40]" office:value-type="string" office:string-value="↑">
            <text:p>↑</text:p>
          </table:table-cell>
          <table:table-cell table:style-name="ce3" table:formula="of:=[Sheet4.A44]" office:value-type="string" office:string-value="↑">
            <text:p>↑</text:p>
          </table:table-cell>
          <table:table-cell table:style-name="ce4"/>
          <table:table-cell table:style-name="ce3" table:formula="of:=[Sheet4.A52]" office:value-type="string" office:string-value="↑">
            <text:p>↑</text:p>
          </table:table-cell>
          <table:table-cell table:style-name="ce3" table:formula="of:=[Sheet4.A56]" office:value-type="string" office:string-value="↑">
            <text:p>↑</text:p>
          </table:table-cell>
          <table:table-cell table:style-name="ce3" table:formula="of:=[Sheet4.A60]" office:value-type="string" office:string-value="↑">
            <text:p>↑</text:p>
          </table:table-cell>
          <table:table-cell table:style-name="ce3" table:formula="of:=[Sheet4.A64]" office:value-type="string" office:string-value="↑">
            <text:p>↑</text:p>
          </table:table-cell>
        </table:table-row>
        <table:table-row table:style-name="ro3" table:number-rows-repeated="7">
          <table:table-cell table:number-columns-repeated="1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12"/>
        </table:table-row>
        <table:table-row table:style-name="ro3" table:number-rows-repeated="1048563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4" table:style-name="ta1" table:print="false">
        <table:table-column table:style-name="co2" table:number-columns-repeated="3" table:default-cell-style-name="Default"/>
        <table:table-row table:style-name="ro2">
          <table:table-cell table:formula="of:=IF([.B1]=0;&quot;↑&quot;;IF([.B1]=1;&quot;↓&quot;;IF([.B1]=2;&quot;←&quot;;IF([.B1]=3;&quot;→&quot;;&quot;?&quot;))))" office:value-type="string" office:string-value="↑">
            <text:p>↑</text:p>
          </table:table-cell>
          <table:table-cell/>
          <table:table-cell office:value-type="string">
            <text:p>← Paste policy (numbers) here</text:p>
          </table:table-cell>
        </table:table-row>
        <table:table-row table:style-name="ro2">
          <table:table-cell table:formula="of:=IF([.B2]=0;&quot;↑&quot;;IF([.B2]=1;&quot;↓&quot;;IF([.B2]=2;&quot;←&quot;;IF([.B2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]=0;&quot;↑&quot;;IF([.B3]=1;&quot;↓&quot;;IF([.B3]=2;&quot;←&quot;;IF([.B3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]=0;&quot;↑&quot;;IF([.B4]=1;&quot;↓&quot;;IF([.B4]=2;&quot;←&quot;;IF([.B4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]=0;&quot;↑&quot;;IF([.B5]=1;&quot;↓&quot;;IF([.B5]=2;&quot;←&quot;;IF([.B5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6]=0;&quot;↑&quot;;IF([.B6]=1;&quot;↓&quot;;IF([.B6]=2;&quot;←&quot;;IF([.B6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7]=0;&quot;↑&quot;;IF([.B7]=1;&quot;↓&quot;;IF([.B7]=2;&quot;←&quot;;IF([.B7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8]=0;&quot;↑&quot;;IF([.B8]=1;&quot;↓&quot;;IF([.B8]=2;&quot;←&quot;;IF([.B8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9]=0;&quot;↑&quot;;IF([.B9]=1;&quot;↓&quot;;IF([.B9]=2;&quot;←&quot;;IF([.B9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0]=0;&quot;↑&quot;;IF([.B10]=1;&quot;↓&quot;;IF([.B10]=2;&quot;←&quot;;IF([.B10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1]=0;&quot;↑&quot;;IF([.B11]=1;&quot;↓&quot;;IF([.B11]=2;&quot;←&quot;;IF([.B11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2]=0;&quot;↑&quot;;IF([.B12]=1;&quot;↓&quot;;IF([.B12]=2;&quot;←&quot;;IF([.B12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3]=0;&quot;↑&quot;;IF([.B13]=1;&quot;↓&quot;;IF([.B13]=2;&quot;←&quot;;IF([.B13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4]=0;&quot;↑&quot;;IF([.B14]=1;&quot;↓&quot;;IF([.B14]=2;&quot;←&quot;;IF([.B14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5]=0;&quot;↑&quot;;IF([.B15]=1;&quot;↓&quot;;IF([.B15]=2;&quot;←&quot;;IF([.B15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6]=0;&quot;↑&quot;;IF([.B16]=1;&quot;↓&quot;;IF([.B16]=2;&quot;←&quot;;IF([.B16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7]=0;&quot;↑&quot;;IF([.B17]=1;&quot;↓&quot;;IF([.B17]=2;&quot;←&quot;;IF([.B17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8]=0;&quot;↑&quot;;IF([.B18]=1;&quot;↓&quot;;IF([.B18]=2;&quot;←&quot;;IF([.B18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19]=0;&quot;↑&quot;;IF([.B19]=1;&quot;↓&quot;;IF([.B19]=2;&quot;←&quot;;IF([.B19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0]=0;&quot;↑&quot;;IF([.B20]=1;&quot;↓&quot;;IF([.B20]=2;&quot;←&quot;;IF([.B20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1]=0;&quot;↑&quot;;IF([.B21]=1;&quot;↓&quot;;IF([.B21]=2;&quot;←&quot;;IF([.B21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2]=0;&quot;↑&quot;;IF([.B22]=1;&quot;↓&quot;;IF([.B22]=2;&quot;←&quot;;IF([.B22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3]=0;&quot;↑&quot;;IF([.B23]=1;&quot;↓&quot;;IF([.B23]=2;&quot;←&quot;;IF([.B23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4]=0;&quot;↑&quot;;IF([.B24]=1;&quot;↓&quot;;IF([.B24]=2;&quot;←&quot;;IF([.B24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5]=0;&quot;↑&quot;;IF([.B25]=1;&quot;↓&quot;;IF([.B25]=2;&quot;←&quot;;IF([.B25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6]=0;&quot;↑&quot;;IF([.B26]=1;&quot;↓&quot;;IF([.B26]=2;&quot;←&quot;;IF([.B26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7]=0;&quot;↑&quot;;IF([.B27]=1;&quot;↓&quot;;IF([.B27]=2;&quot;←&quot;;IF([.B27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8]=0;&quot;↑&quot;;IF([.B28]=1;&quot;↓&quot;;IF([.B28]=2;&quot;←&quot;;IF([.B28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29]=0;&quot;↑&quot;;IF([.B29]=1;&quot;↓&quot;;IF([.B29]=2;&quot;←&quot;;IF([.B29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0]=0;&quot;↑&quot;;IF([.B30]=1;&quot;↓&quot;;IF([.B30]=2;&quot;←&quot;;IF([.B30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1]=0;&quot;↑&quot;;IF([.B31]=1;&quot;↓&quot;;IF([.B31]=2;&quot;←&quot;;IF([.B31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2]=0;&quot;↑&quot;;IF([.B32]=1;&quot;↓&quot;;IF([.B32]=2;&quot;←&quot;;IF([.B32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3]=0;&quot;↑&quot;;IF([.B33]=1;&quot;↓&quot;;IF([.B33]=2;&quot;←&quot;;IF([.B33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4]=0;&quot;↑&quot;;IF([.B34]=1;&quot;↓&quot;;IF([.B34]=2;&quot;←&quot;;IF([.B34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5]=0;&quot;↑&quot;;IF([.B35]=1;&quot;↓&quot;;IF([.B35]=2;&quot;←&quot;;IF([.B35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6]=0;&quot;↑&quot;;IF([.B36]=1;&quot;↓&quot;;IF([.B36]=2;&quot;←&quot;;IF([.B36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7]=0;&quot;↑&quot;;IF([.B37]=1;&quot;↓&quot;;IF([.B37]=2;&quot;←&quot;;IF([.B37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8]=0;&quot;↑&quot;;IF([.B38]=1;&quot;↓&quot;;IF([.B38]=2;&quot;←&quot;;IF([.B38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39]=0;&quot;↑&quot;;IF([.B39]=1;&quot;↓&quot;;IF([.B39]=2;&quot;←&quot;;IF([.B39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0]=0;&quot;↑&quot;;IF([.B40]=1;&quot;↓&quot;;IF([.B40]=2;&quot;←&quot;;IF([.B40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1]=0;&quot;↑&quot;;IF([.B41]=1;&quot;↓&quot;;IF([.B41]=2;&quot;←&quot;;IF([.B41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2]=0;&quot;↑&quot;;IF([.B42]=1;&quot;↓&quot;;IF([.B42]=2;&quot;←&quot;;IF([.B42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3]=0;&quot;↑&quot;;IF([.B43]=1;&quot;↓&quot;;IF([.B43]=2;&quot;←&quot;;IF([.B43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4]=0;&quot;↑&quot;;IF([.B44]=1;&quot;↓&quot;;IF([.B44]=2;&quot;←&quot;;IF([.B44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5]=0;&quot;↑&quot;;IF([.B45]=1;&quot;↓&quot;;IF([.B45]=2;&quot;←&quot;;IF([.B45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6]=0;&quot;↑&quot;;IF([.B46]=1;&quot;↓&quot;;IF([.B46]=2;&quot;←&quot;;IF([.B46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7]=0;&quot;↑&quot;;IF([.B47]=1;&quot;↓&quot;;IF([.B47]=2;&quot;←&quot;;IF([.B47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8]=0;&quot;↑&quot;;IF([.B48]=1;&quot;↓&quot;;IF([.B48]=2;&quot;←&quot;;IF([.B48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49]=0;&quot;↑&quot;;IF([.B49]=1;&quot;↓&quot;;IF([.B49]=2;&quot;←&quot;;IF([.B49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0]=0;&quot;↑&quot;;IF([.B50]=1;&quot;↓&quot;;IF([.B50]=2;&quot;←&quot;;IF([.B50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1]=0;&quot;↑&quot;;IF([.B51]=1;&quot;↓&quot;;IF([.B51]=2;&quot;←&quot;;IF([.B51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2]=0;&quot;↑&quot;;IF([.B52]=1;&quot;↓&quot;;IF([.B52]=2;&quot;←&quot;;IF([.B52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3]=0;&quot;↑&quot;;IF([.B53]=1;&quot;↓&quot;;IF([.B53]=2;&quot;←&quot;;IF([.B53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4]=0;&quot;↑&quot;;IF([.B54]=1;&quot;↓&quot;;IF([.B54]=2;&quot;←&quot;;IF([.B54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5]=0;&quot;↑&quot;;IF([.B55]=1;&quot;↓&quot;;IF([.B55]=2;&quot;←&quot;;IF([.B55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6]=0;&quot;↑&quot;;IF([.B56]=1;&quot;↓&quot;;IF([.B56]=2;&quot;←&quot;;IF([.B56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7]=0;&quot;↑&quot;;IF([.B57]=1;&quot;↓&quot;;IF([.B57]=2;&quot;←&quot;;IF([.B57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8]=0;&quot;↑&quot;;IF([.B58]=1;&quot;↓&quot;;IF([.B58]=2;&quot;←&quot;;IF([.B58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59]=0;&quot;↑&quot;;IF([.B59]=1;&quot;↓&quot;;IF([.B59]=2;&quot;←&quot;;IF([.B59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60]=0;&quot;↑&quot;;IF([.B60]=1;&quot;↓&quot;;IF([.B60]=2;&quot;←&quot;;IF([.B60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61]=0;&quot;↑&quot;;IF([.B61]=1;&quot;↓&quot;;IF([.B61]=2;&quot;←&quot;;IF([.B61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62]=0;&quot;↑&quot;;IF([.B62]=1;&quot;↓&quot;;IF([.B62]=2;&quot;←&quot;;IF([.B62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63]=0;&quot;↑&quot;;IF([.B63]=1;&quot;↓&quot;;IF([.B63]=2;&quot;←&quot;;IF([.B63]=3;&quot;→&quot;;&quot;?&quot;))))" office:value-type="string" office:string-value="↑">
            <text:p>↑</text:p>
          </table:table-cell>
          <table:table-cell/>
          <table:table-cell/>
        </table:table-row>
        <table:table-row table:style-name="ro2">
          <table:table-cell table:formula="of:=IF([.B64]=0;&quot;↑&quot;;IF([.B64]=1;&quot;↓&quot;;IF([.B64]=2;&quot;←&quot;;IF([.B64]=3;&quot;→&quot;;&quot;?&quot;))))" office:value-type="string" office:string-value="↑">
            <text:p>↑</text:p>
          </table:table-cell>
          <table: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1:44:04</meta:creation-date>
    <dc:date>2013-12-03T11:06:05</dc:date>
    <meta:editing-duration>PT2H9M28S</meta:editing-duration>
    <meta:editing-cycles>4</meta:editing-cycles>
    <meta:generator>LibreOffice/3.5$Linux_X86_64 LibreOffice_project/350m1$Build-2</meta:generator>
    <dc:creator>Jerod Weinman</dc:creator>
    <meta:document-statistic meta:table-count="4" meta:cell-count="280" meta:object-count="0"/>
  </office:meta>
</office:document-meta>
</file>